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0.8pt"/>
    </style:style>
    <style:style style:name="co2" style:family="table-column">
      <style:table-column-properties fo:break-before="auto" style:column-width="300.19pt"/>
    </style:style>
    <style:style style:name="co3" style:family="table-column">
      <style:table-column-properties fo:break-before="auto" style:column-width="233.8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327.71pt" fo:break-before="auto" style:use-optimal-row-height="false"/>
    </style:style>
    <style:style style:name="ro3" style:family="table-row">
      <style:table-row-properties style:row-height="25.46pt" fo:break-before="auto" style:use-optimal-row-height="true"/>
    </style:style>
    <style:style style:name="ro4" style:family="table-row">
      <style:table-row-properties style:row-height="149.19pt" fo:break-before="auto" style:use-optimal-row-height="false"/>
    </style:style>
    <style:style style:name="ro5" style:family="table-row">
      <style:table-row-properties style:row-height="92.95pt" fo:break-before="auto" style:use-optimal-row-height="true"/>
    </style:style>
    <style:style style:name="ro6" style:family="table-row">
      <style:table-row-properties style:row-height="272.95pt" fo:break-before="auto" style:use-optimal-row-height="true"/>
    </style:style>
    <style:style style:name="ro7" style:family="table-row">
      <style:table-row-properties style:row-height="159.7pt" fo:break-before="auto" style:use-optimal-row-height="true"/>
    </style:style>
    <style:style style:name="ro8" style:family="table-row">
      <style:table-row-properties style:row-height="329.19pt" fo:break-before="auto" style:use-optimal-row-height="true"/>
    </style:style>
    <style:style style:name="ro9" style:family="table-row">
      <style:table-row-properties style:row-height="126.71pt" fo:break-before="auto" style:use-optimal-row-height="true"/>
    </style:style>
    <style:style style:name="ro10" style:family="table-row">
      <style:table-row-properties style:row-height="81.69pt" fo:break-before="auto" style:use-optimal-row-height="true"/>
    </style:style>
    <style:style style:name="ro11" style:family="table-row">
      <style:table-row-properties style:row-height="47.96pt" fo:break-before="auto" style:use-optimal-row-height="true"/>
    </style:style>
    <style:style style:name="ro12" style:family="table-row">
      <style:table-row-properties style:row-height="486.71pt" fo:break-before="auto" style:use-optimal-row-height="true"/>
    </style:style>
    <style:style style:name="ro13" style:family="table-row">
      <style:table-row-properties style:row-height="59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999999" style:vertical-align="top"/>
      <style:paragraph-properties fo:text-align="start" fo:margin-left="0pt"/>
      <style:text-properties fo:color="#2c5574" style:font-name="Century Gothic" fo:font-size="10pt" style:font-size-asian="10pt" style:font-size-complex="10pt"/>
    </style:style>
    <style:style style:name="ce3" style:family="table-cell" style:parent-style-name="Default" style:data-style-name="N100">
      <style:table-cell-properties style:text-align-source="fix" style:repeat-content="false" fo:wrap-option="wrap" fo:border="0.06pt solid #999999" style:vertical-align="top"/>
      <style:paragraph-properties fo:text-align="start" fo:margin-left="0pt"/>
      <style:text-properties fo:color="#2c5574" style:font-name="Century Gothic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06pt solid #999999" style:vertical-align="top"/>
      <style:paragraph-properties fo:text-align="start" fo:margin-left="0pt"/>
      <style:text-properties fo:color="#2c5574" style:font-name="Century Gothic" fo:font-size="10pt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font-name="Century Gothic"/>
    </style:style>
  </office:automatic-styles>
  <office:body>
    <office:spreadsheet>
      <table:calculation-settings table:automatic-find-labels="false" table:use-regular-expressions="false" table:use-wildcards="true"/>
      <table:table table:name="Code Information" table:style-name="ta1" table:print-ranges="'Code Information'.A2:'Code Information'.B2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3"/>
        <table:table-column table:style-name="co3" table:number-columns-repeated="1020" table:default-cell-style-name="ce1"/>
        <table:table-row table:style-name="ro1">
          <table:table-cell office:value-type="string" calcext:value-type="string">
            <text:p>Column_1</text:p>
          </table:table-cell>
          <table:table-cell table:style-name="ce3" office:value-type="string" calcext:value-type="string">
            <text:p>Column_2</text:p>
          </table:table-cell>
          <table:table-cell table:style-name="ce1" office:value-type="string" calcext:value-type="string">
            <text:p>Column_3</text:p>
          </table:table-cell>
          <table:table-cell table:style-name="ce1" office:value-type="string" calcext:value-type="string">
            <text:p>Column_4</text:p>
          </table:table-cell>
          <table:table-cell office:value-type="string" calcext:value-type="string">
            <text:p>Column_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plicable Codes:</text:p>
          </table:table-cell>
          <table:table-cell table:style-name="ce3" office:value-type="string" calcext:value-type="string">
            <text:p>General:</text:p>
            <text:p>• Building/Dwelling Code IBC 2015</text:p>
            <text:p>• (WI Commercial Building Code SPS 362)</text:p>
            <text:p>Existing:</text:p>
            <text:p>• International Existing Building Code 2015</text:p>
            <text:p>• (WI Commercial Building Code SPS 366)</text:p>
            <text:p>Energy Conservation:</text:p>
            <text:p>• International  Energy  Conservation  Code 2015</text:p>
            <text:p>• (WI Commercial Building Code v363)</text:p>
            <text:p>Plumbing:</text:p>
            <text:p>• WI Commercial Building Code SPS 381-387</text:p>
            <text:p>Mechanical:</text:p>
            <text:p>• Mechanical Code IMC 2015</text:p>
            <text:p>• (WI Commercial Building Code SPS 364)</text:p>
            <text:p>Electrical:</text:p>
            <text:p>• Electrical Code NEC 2017</text:p>
            <text:p>• (WI Commercial Building Code SPS 316</text:p>
            <text:p>Fire:</text:p>
            <text:p>• Fire/Life Safety Code 2009 NFPA-1</text:p>
            <text:p>• (WI Commercial Building Code SPS 314 &amp; 330)</text:p>
            <text:p>Accessibility:</text:p>
            <text:p>• ANSI Standard A117.1-2009- for Accessibility</text:p>
            <text:p>• (WI Commercial Building Code SPS 362)</text:p>
            <text:p>Fuel:</text:p>
            <text:p>• International Fuel Gas Code 2015</text:p>
            <text:p>• (WI Commercial Building Code Chapter 365)</text:p>
          </table:table-cell>
          <table:table-cell table:style-name="ce1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Sprinklers (Section 903 Automatic Sprinkler Systems):</text:p>
          </table:table-cell>
          <table:table-cell office:value-type="string" calcext:value-type="string">
            <text:p>Yes, NFPA 13 Sprinkler throughout project (R-2)</text:p>
          </table:table-cell>
          <table:table-cell/>
          <table:table-cell table:style-name="ce1" office:value-type="string" calcext:value-type="string">
            <text:p><text:a xlink:href="https://up.codes/viewer/wyoming/ibc-2015/chapter/9/fire-protection-systems#903.2.8" xlink:type="simple">https://up.codes/viewer/wyoming/ibc-2015/chapter/9/fire-protection-systems#903.2.8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hapter 5 Classification of Work:</text:p>
          </table:table-cell>
          <table:table-cell table:style-name="ce3" office:value-type="string" calcext:value-type="string">
            <text:p>New</text:p>
          </table:table-cell>
          <table:table-cell table:style-name="ce1"/>
          <table:table-cell table:style-name="ce1" office:value-type="string" calcext:value-type="string">
            <text:p><text:a xlink:href="https://up.codes/viewer/wyoming/iebc-2015/chapter/5/classification-of-work#5" xlink:type="simple">https://up.codes/viewer/wyoming/iebc-2015/chapter/5/classification-of-work#5</text:a>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hapter 3 Use and Occupancy Classification:</text:p>
          </table:table-cell>
          <table:table-cell office:value-type="string" calcext:value-type="string">
            <text:p>1st-3rd Floors: 310.4 Residential Group R-2</text:p>
            <text:p>Basement Parking: Low-Hazard Storage, Group S-2</text:p>
            <text:p>1<text:span text:style-name="T1">st</text:span> Floor Common Area: A-2</text:p>
          </table:table-cell>
          <table:table-cell/>
          <table:table-cell table:style-name="ce1" office:value-type="string" calcext:value-type="string">
            <text:p><text:a xlink:href="https://up.codes/viewer/wyoming/ibc-2015/chapter/3/use-and-occupancy-classification#3" xlink:type="simple">https://up.codes/viewer/wyoming/ibc-2015/chapter/3/use-and-occupancy-classification#3</text:a></text:p>
          </table:table-cell>
          <table:table-cell office:value-type="string" calcext:value-type="string">
            <text:p>- Assembly (see Section 303): Groups A-1, A-2, A-3, A-4 and A-5.</text:p>
            <text:p>- Business (see Section 304): Group B. </text:p>
            <text:p>- Educational (see Section 305): Group E. </text:p>
            <text:p>- Factory and Industrial (see Section 306): Groups F-1 and F-2. </text:p>
            <text:p>- High Hazard (see Section 307): Groups H-1, H-2, H-3, H-4 and H-5. </text:p>
            <text:p>- Institutional (see Section 308): Groups I-1, I-2, I-3 and I-4. </text:p>
            <text:p>- Mercantile (see Section 309): Group M. </text:p>
            <text:p>- Residential (see Section 310): Groups R-1, R-2, R-3 and R-4. </text:p>
            <text:p>- Storage (see Section 311): Groups S-1 and S-2. </text:p>
            <text:p>- Utility and Miscellaneous (see Section 312): Group U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hapter 4 Special Detailed Requirements Based on Use and Occupancy:</text:p>
          </table:table-cell>
          <table:table-cell office:value-type="string" calcext:value-type="string">
            <text:p>Section 420 Groups R-2</text:p>
            <text:p>  • fire partitions in accordance with Section 708</text:p>
            <text:p>  • horizontal assemblies in accordance with Section 711.</text:p>
          </table:table-cell>
          <table:table-cell table:style-name="ce1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Section 602 Construction Classification:</text:p>
          </table:table-cell>
          <table:table-cell table:style-name="ce3" office:value-type="string" calcext:value-type="string">
            <text:p>Type-VB</text:p>
          </table:table-cell>
          <table:table-cell table:style-name="ce1"/>
          <table:table-cell table:style-name="ce1" office:value-type="string" calcext:value-type="string">
            <text:p><text:a xlink:href="https://up.codes/viewer/wyoming/ibc-2015/chapter/6/types-of-construction#602" xlink:type="simple">https://up.codes/viewer/wyoming/ibc-2015/chapter/6/types-of-construction#602</text:a>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able 504.4a, Allowable Number Of Stories Above Grade Plane</text:p>
          </table:table-cell>
          <table:table-cell office:value-type="string" calcext:value-type="string">
            <text:p>R-2 (sprinklered):</text:p>
            <text:p>  • Actual: 3</text:p>
            <text:p>  • Allowed: 3</text:p>
            <text:p>S-2(sprinklered):</text:p>
            <text:p>  • Actual: 1</text:p>
            <text:p>  • Allowed: 2</text:p>
            <text:p/>
            <text:p/>
          </table:table-cell>
          <table:table-cell/>
          <table:table-cell table:style-name="ce1" office:value-type="string" calcext:value-type="string">
            <text:p><text:a xlink:href="https://up.codes/viewer/wyoming/ibc-2015/chapter/5/general-building-heights-and-areas#504.3" xlink:type="simple">https://up.codes/viewer/wyoming/ibc-2015/chapter/5/general-building-heights-and-areas#504.3</text:a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506.2 Allowable Area Determination</text:p>
            <text:p>&amp;</text:p>
            <text:p>506.3 Frontage Increase:</text:p>
          </table:table-cell>
          <table:table-cell office:value-type="string" calcext:value-type="string">
            <text:p>Facing North:</text:p>
            <text:p>  • 174ft (60ft to R.O.W)</text:p>
            <text:p>Facing East:</text:p>
            <text:p>  • 145 (60ft to R.O.W)</text:p>
            <text:p>Facing South:</text:p>
            <text:p>  • 73ft (6ft to P.L.)</text:p>
            <text:p>  • 33ft (117ft to P.L)</text:p>
            <text:p>  • 73ft (6ft to P.L.)</text:p>
            <text:p>Facing West:</text:p>
            <text:p>  • 145Ft (13ft to P.L.)</text:p>
            <text:p/>
            <text:p>For R-2</text:p>
            <text:p>  • Allowable area per floor:  23,082sf (w/ Frontage Increase)</text:p>
            <text:p>    • Actual</text:p>
            <text:p>      • 1<text:span text:style-name="T1">st</text:span> Floor:20,889sf</text:p>
            <text:p>      • 2<text:span text:style-name="T1">nd</text:span> Floor:22,879sf</text:p>
            <text:p>      • 3<text:span text:style-name="T1">rd</text:span> Floor: 22,957sf</text:p>
            <text:p>    • Total allowable area:69,246sf</text:p>
            <text:p>      • Actual: 66,725sf</text:p>
            <text:p>For S-2</text:p>
            <text:p>  • Type 1B (316,000 w/o Frontage Increase)</text:p>
            <text:p>    • Actual: 29,041sf</text:p>
            <text:p/>
            <text:p/>
          </table:table-cell>
          <table:table-cell/>
          <table:table-cell table:style-name="ce1" office:value-type="string" calcext:value-type="string">
            <text:p><text:a xlink:href="https://up.codes/viewer/wyoming/ibc-2015/chapter/5/general-building-heights-and-areas#506.2" xlink:type="simple">https://up.codes/viewer/wyoming/ibc-2015/chapter/5/general-building-heights-and-areas#506.2</text:a></text:p>
            <text:p><text:a xlink:href="https://up.codes/viewer/wyoming/ibc-2015/chapter/5/general-building-heights-and-areas#506.3" xlink:type="simple">https://up.codes/viewer/wyoming/ibc-2015/chapter/5/general-building-heights-and-areas#506.3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08.3 Nonseparated Occupancies:</text:p>
          </table:table-cell>
          <table:table-cell table:style-name="ce4"/>
          <table:table-cell office:value-type="string" calcext:value-type="string">
            <text:p>N/A</text:p>
          </table:table-cell>
          <table:table-cell table:style-name="ce1" office:value-type="string" calcext:value-type="string">
            <text:p><text:a xlink:href="https://up.codes/viewer/wyoming/ibc-2015/chapter/5/general-building-heights-and-areas#508.3" xlink:type="simple">https://up.codes/viewer/wyoming/ibc-2015/chapter/5/general-building-heights-and-areas#508.3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8.4 Separated Occupanci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<text:a xlink:href="https://up.codes/viewer/wyoming/ibc-2015/chapter/5/general-building-heights-and-areas#508.4" xlink:type="simple">https://up.codes/viewer/wyoming/ibc-2015/chapter/5/general-building-heights-and-areas#508.4</text:a>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510.4 Parking Beneath Group R</text:p>
          </table:table-cell>
          <table:table-cell office:value-type="string" calcext:value-type="string">
            <text:p>2hr Floor separation between R-2 and S-2</text:p>
          </table:table-cell>
          <table:table-cell table:style-name="ce1" office:value-type="string" calcext:value-type="string">
            <text:p>Where a maximum one story above grade plane Group S-2 parking garage, enclosed or open, or combination thereof, of Type I construction or open of Type IV construction, with grade entrance, is provided under a building of Group R, the number of stories to be used in determining the minimum type of construction shall be measured from the floor above such a parking area. The floor assembly between the parking garage and the Group R above shall comply with the type of construction required for the parking garage and shall also provide a fire resistance rating not less than the mixed occupancy separation required in Section 508.4.</text:p>
          </table:table-cell>
          <table:table-cell table:style-name="ce1" office:value-type="string" calcext:value-type="string">
            <text:p><text:a xlink:href="https://up.codes/viewer/wyoming/ibc-2015/chapter/5/general-building-heights-and-areas#510.4" xlink:type="simple">https://up.codes/viewer/wyoming/ibc-2015/chapter/5/general-building-heights-and-areas#510.4</text:a>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able 602 Fire-resistance Rating Requirements For Exterior Walls Based On Fire Separation Distance:</text:p>
          </table:table-cell>
          <table:table-cell table:style-name="ce3" office:value-type="string" calcext:value-type="string">
            <text:p>For Type VB</text:p>
            <text:p>  Structural Frame: 0 hr</text:p>
            <text:p>  Bearing Walls- exterior: 0 hr</text:p>
            <text:p>  Bearing Walls-interior: 0 hr</text:p>
            <text:p>  Non-bearing walls-exterior - </text:p>
            <text:p>  Fire Separation Distance</text:p>
            <text:p>      • X &lt; 5c = 0 hr</text:p>
            <text:p>      • 5 = X&lt; 10 = 0 hr</text:p>
            <text:p>      • 10 = X&lt; 30 = 0 hr</text:p>
            <text:p>      • X = 30 = 0 hr</text:p>
            <text:p>  Non-bearing walls-interior: 0 hr</text:p>
            <text:p>  Floor Construction: 0 hr</text:p>
            <text:p>  Roof Construction: 0 hr</text:p>
            <text:p/>
            <text:p><text:span text:style-name="T2">For Type 1B</text:span></text:p>
            <text:p><text:span text:style-name="T2">  Structural Frame: 2 hr</text:span></text:p>
            <text:p><text:span text:style-name="T2">  Bearing Walls- exterior: 2 hr</text:span></text:p>
            <text:p><text:span text:style-name="T2">  Bearing Walls-interior: 2 hr</text:span></text:p>
            <text:p><text:span text:style-name="T2">  Non-bearing walls-exterior - </text:span></text:p>
            <text:p><text:span text:style-name="T2">  Fire Separation Distance</text:span></text:p>
            <text:p><text:span text:style-name="T2">      • X &lt; 5c = 1 hr</text:span></text:p>
            <text:p><text:span text:style-name="T2">      • 5 = X&lt; 10 = 1 hr</text:span></text:p>
            <text:p><text:span text:style-name="T2">      • 10 = X&lt; 30 = 1 hr</text:span></text:p>
            <text:p><text:span text:style-name="T2">      • X = 30 = 0 hr</text:span></text:p>
            <text:p><text:span text:style-name="T2">  Non-bearing walls-interior: 0 hr</text:span></text:p>
            <text:p><text:span text:style-name="T2">  Floor Construction: 2 hr</text:span></text:p>
            <text:p><text:span text:style-name="T2">  Roof Construction: 1.5 hr</text:span></text:p>
            <text:p/>
            <text:p/>
          </table:table-cell>
          <table:table-cell table:style-name="ce4"/>
          <table:table-cell table:style-name="ce1" office:value-type="string" calcext:value-type="string">
            <text:p><text:a xlink:href="https://up.codes/viewer/wyoming/ibc-2015/chapter/6/types-of-construction#602" xlink:type="simple">https://up.codes/viewer/wyoming/ibc-2015/chapter/6/types-of-construction#602</text:a>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708.3 Fire-Resistance Rating</text:p>
          </table:table-cell>
          <table:table-cell office:value-type="string" calcext:value-type="string">
            <text:p>Corridors: 1/2hr rated</text:p>
            <text:p>Between Dwelling Units: 1/2hr rated</text:p>
          </table:table-cell>
          <table:table-cell office:value-type="string" calcext:value-type="string">
            <text:p>Exceptions:</text:p>
            <text:p/>
            <text:p>1. Corridor walls permitted to have a 1/2-hour fire-resistance rating by Table 1020.1.</text:p>
            <text:p/>
            <text:p>2. Dwelling unit and sleeping unit separations in buildings of Type IIB, IIIB and VB construction shall have fire-resistance ratings of not less than 1/2 hour in buildings equipped throughout with an automatic sprinkler system in accordance with Section 903.3.1.1.</text:p>
          </table:table-cell>
          <table:table-cell table:style-name="ce1" office:value-type="string" calcext:value-type="string">
            <text:p><text:a xlink:href="https://up.codes/viewer/wyoming/ibc-2015/chapter/7/fire-and-smoke-protection-features#708.3" xlink:type="simple">https://up.codes/viewer/wyoming/ibc-2015/chapter/7/fire-and-smoke-protection-features#708.3</text:a>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711.2.4.3 Dwelling Units and Sleeping Units</text:p>
          </table:table-cell>
          <table:table-cell office:value-type="string" calcext:value-type="string">
            <text:p>Between Dwelling Units: 1/2hr rated</text:p>
          </table:table-cell>
          <table:table-cell office:value-type="string" calcext:value-type="string">
            <text:p>Exception: Horizontal assemblies separating dwelling units and sleeping units shall be not less than 1/2-hour fire-resistance-rated construction in a building of Type IIB, IIIB and VB construction, where the building is equipped throughout with an automatic sprinkler system in accordance with Section 903.3.1.1.</text:p>
          </table:table-cell>
          <table:table-cell table:style-name="ce1" office:value-type="string" calcext:value-type="string">
            <text:p><text:a xlink:href="https://up.codes/viewer/wyoming/ibc-2015/chapter/7/fire-and-smoke-protection-features#711.2.4.3" xlink:type="simple">https://up.codes/viewer/wyoming/ibc-2015/chapter/7/fire-and-smoke-protection-features#711.2.4.3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tion 1020 Corridors</text:p>
          </table:table-cell>
          <table:table-cell office:value-type="string" calcext:value-type="string">
            <text:p>Corridors: 1/2hr rated</text:p>
          </table:table-cell>
          <table:table-cell office:value-type="string" calcext:value-type="string">
            <text:p>½ rated with automatic sprinkler system</text:p>
          </table:table-cell>
          <table:table-cell table:style-name="ce1" office:value-type="string" calcext:value-type="string">
            <text:p><text:a xlink:href="https://up.codes/viewer/wyoming/ibc-2015/chapter/10/means-of-egress#1020" xlink:type="simple">https://up.codes/viewer/wyoming/ibc-2015/chapter/10/means-of-egress#1020</text:a>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06.2.1 Egress Based on Occupant Load and Common Path of Egress Travel Distance:</text:p>
          </table:table-cell>
          <table:table-cell table:style-name="ce3" office:value-type="string" calcext:value-type="string">
            <text:p>For R-2</text:p>
            <text:p>  Maximum Common Path with Sprinkler System: 125ft</text:p>
            <text:p>  Maximum Occupant Load Of Space With One Exit: 49</text:p>
            <text:p><text:span text:style-name="T2">For S-2</text:span></text:p>
            <text:p><text:span text:style-name="T2">  Maximum Common Path with Sprinkler System: 100ft</text:span></text:p>
            <text:p><text:span text:style-name="T2">  Maximum Occupant Load Of Space With One Exit: 29</text:span></text:p>
            <text:p/>
            <text:p/>
          </table:table-cell>
          <table:table-cell table:style-name="ce4"/>
          <table:table-cell table:style-name="ce1" office:value-type="string" calcext:value-type="string">
            <text:p><text:a xlink:href="https://up.codes/viewer/wyoming/ibc-2015/chapter/10/means-of-egress#1006.2.1" xlink:type="simple">https://up.codes/viewer/wyoming/ibc-2015/chapter/10/means-of-egress#1006.2.1</text:a>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Section 1017 Exit Access Travel Distance:</text:p>
          </table:table-cell>
          <table:table-cell office:value-type="string" calcext:value-type="string">
            <text:p>For R-2: 250 (w/sprinkler)</text:p>
            <text:p>For S-2: 400 (w/sprinkler)</text:p>
            <text:p/>
            <text:p/>
          </table:table-cell>
          <table:table-cell/>
          <table:table-cell table:style-name="ce1" office:value-type="string" calcext:value-type="string">
            <text:p><text:a xlink:href="https://up.codes/viewer/wyoming/ibc-2015/chapter/10/means-of-egress#1017" xlink:type="simple">https://up.codes/viewer/wyoming/ibc-2015/chapter/10/means-of-egress#1017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0.4 Dead Ends:</text:p>
          </table:table-cell>
          <table:table-cell office:value-type="string" calcext:value-type="string">
            <text:p>50ft</text:p>
          </table:table-cell>
          <table:table-cell/>
          <table:table-cell table:style-name="ce1" office:value-type="string" calcext:value-type="string">
            <text:p><text:a xlink:href="https://up.codes/viewer/wyoming/iebc-2015/chapter/8/alterations-level-2#805.6" xlink:type="simple">https://up.codes/viewer/wyoming/iebc-2015/chapter/8/alterations-level-2#805.6</text:a></text:p>
          </table:table-cell>
          <table:table-cell office:value-type="string" calcext:value-type="string">
            <text:p><text:a xlink:href="https://up.codes/viewer/wyoming/ibc-2015/chapter/10/means-of-egress#1020.4" xlink:type="simple">https://up.codes/viewer/wyoming/ibc-2015/chapter/10/means-of-egress#1020.4</text:a>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Table 906.3(1) Fire Extinguishers For Class A Fire Hazards </text:p>
          </table:table-cell>
          <table:table-cell table:style-name="ce3" office:value-type="string" calcext:value-type="string">
            <text:p>Type 2-A: </text:p>
            <text:p>      • (everywhere except kitchen)</text:p>
            <text:p>      • Maximum Floor Area Per Unit of A: 3,000sf</text:p>
            <text:p>      • Maximum floor area for extinguisher: 11,250sf</text:p>
            <text:p>      • Maximum Distance to Extinguisher: 75ft</text:p>
            <text:p>      • Hazard Classification: Ordinary (Low)</text:p>
            <text:p/>
          </table:table-cell>
          <table:table-cell table:style-name="ce4"/>
          <table:table-cell table:style-name="ce1" office:value-type="string" calcext:value-type="string">
            <text:p><text:a xlink:href="https://up.codes/viewer/wyoming/ifc-2015/chapter/9/fire-protection-systems#906.3.1" xlink:type="simple">https://up.codes/viewer/wyoming/ifc-2015/chapter/9/fire-protection-systems#906.3.1</text:a>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2902.1 Minimum Number of Fixtures</text:p>
          </table:table-cell>
          <table:table-cell table:style-name="ce3" office:value-type="string" calcext:value-type="string">
            <text:p>Classification &amp; Occupancy: </text:p>
            <text:p/>
            <text:p>---</text:p>
            <text:p/>
            <text:p>R-2</text:p>
            <text:p>  • Water Closets: 1 per dwelling</text:p>
            <text:p>    • (Required/Provided) 71/88</text:p>
            <text:p>  • Lavatories: 1 per dwelling</text:p>
            <text:p>    • (Required/Provided) 71/88</text:p>
            <text:p/>
            <text:p>---</text:p>
            <text:p/>
            <text:p> A-2 (44 occupants)</text:p>
            <text:p>  • Water Closets: 1 per 75</text:p>
            <text:p>      • Women: .29</text:p>
            <text:p>      • Men: .29</text:p>
            <text:p>  • Lavatories: 1 per 75</text:p>
            <text:p>      • Women: .29</text:p>
            <text:p>      • Men: .29</text:p>
            <text:p/>
            <text:p>---</text:p>
            <text:p/>
            <text:p>S-2 (128 occupants)</text:p>
            <text:p>  •   • Water Closets: 1 per 100</text:p>
            <text:p>      • Women: .64</text:p>
            <text:p>      • Men: .64</text:p>
            <text:p>Lavatories: 1 per 100</text:p>
            <text:p>      • Women: .64</text:p>
            <text:p>      • Men: .64</text:p>
            <text:p/>
            <text:p>---</text:p>
            <text:p/>
            <text:p>A-2 &amp; S-2 Combined</text:p>
            <text:p>  • Water Closets: 1 per 100</text:p>
            <text:p>      • Women: 1</text:p>
            <text:p>      • Men: 1</text:p>
            <text:p>  • Lavatories: 1 per 100</text:p>
            <text:p>      • Women: 1</text:p>
            <text:p>      • Men: 1</text:p>
            <text:p/>
            <text:p/>
            <text:p/>
            <text:p/>
          </table:table-cell>
          <table:table-cell table:style-name="ce4"/>
          <table:table-cell table:style-name="ce1" office:value-type="string" calcext:value-type="string">
            <text:p><text:a xlink:href="https://up.codes/viewer/wyoming/ibc-2015/chapter/29/plumbing-systems#2902.1" xlink:type="simple">https://up.codes/viewer/wyoming/ibc-2015/chapter/29/plumbing-systems#2902.1</text:a></text:p>
          </table:table-cell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1"/>
          <table:table-cell table:number-columns-repeated="1020"/>
        </table:table-row>
        <table:table-row table:style-name="ro13">
          <table:table-cell table:number-columns-repeated="2"/>
          <table:table-cell office:value-type="string" calcext:value-type="string">
            <text:p>Type K:</text:p>
            <text:p>      • 2.5-gallon or (2)1.5-gallon</text:p>
            <text:p>      • Maximum Distance to Extinguisher:Within 30ft of cooking equipment</text:p>
            <text:p>      • Hazard Classification:Ordinary (Moderate)</text:p>
          </table:table-cell>
          <table:table-cell table:style-name="ce1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1020"/>
        </table:table-row>
        <table:table-row table:style-name="ro11">
          <table:table-cell table:number-columns-repeated="2"/>
          <table:table-cell office:value-type="string" calcext:value-type="string">
            <text:p>Bathtubs/Showers: N/A</text:p>
            <text:p>Drinking Fountains:</text:p>
            <text:p>      • (Required/Provided): 1/1</text:p>
            <text:p>Other: N/A</text:p>
          </table:table-cell>
          <table:table-cell table:style-name="ce1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1224pt" style:shadow="none" style:first-page-number="continue"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0">00/00/0000</text:date>, <text:time style:data-style-name="N2" text:time-value="12:41:46.8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0T17:10:02.535000000</dc:date>
    <meta:editing-duration>P2DT15M57S</meta:editing-duration>
    <meta:editing-cycles>54</meta:editing-cycles>
    <meta:generator>LibreOffice/5.3.2.2$Windows_X86_64 LibreOffice_project/6cd4f1ef626f15116896b1d8e1398b56da0d0ee1</meta:generator>
    <meta:print-date>2019-09-20T12:43:04.947000000</meta:print-date>
    <meta:document-statistic meta:table-count="1" meta:cell-count="72" meta:object-count="0"/>
  </office:meta>
</office:document-meta>
</file>